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8.62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7.253cm" table:align="left" style:writing-mode="lr-tb"/>
    </style:style>
    <style:style style:name="Tabella2.A" style:family="table-column">
      <style:table-column-properties style:column-width="6.08cm"/>
    </style:style>
    <style:style style:name="Tabella2.B" style:family="table-column">
      <style:table-column-properties style:column-width="2.171cm"/>
    </style:style>
    <style:style style:name="Tabella2.C" style:family="table-column">
      <style:table-column-properties style:column-width="9.001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/>
    </style:style>
    <style:style style:name="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7" style:family="paragraph" style:parent-style-name="Standard">
      <style:paragraph-properties style:snap-to-layout-grid="false"/>
      <style:text-properties fo:font-size="12pt" style:font-size-asian="12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9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0" style:family="paragraph" style:parent-style-name="Standard">
      <style:paragraph-properties style:line-height-at-least="0.423cm" fo:text-align="justify" style:justify-single-word="false" fo:orphans="0" fo:widows="0"/>
      <style:text-properties fo:font-size="12pt" style:font-size-asian="12pt"/>
    </style:style>
    <style:style style:name="P11" style:family="paragraph" style:parent-style-name="Standard">
      <style:paragraph-properties fo:text-align="justify" style:justify-single-word="false" style:snap-to-layout-grid="false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style:snap-to-layout-grid="false"/>
      <style:text-properties fo:font-size="11pt" style:font-size-asian="11pt"/>
    </style:style>
    <style:style style:name="P13" style:family="paragraph" style:parent-style-name="Standard">
      <style:paragraph-properties fo:text-align="end" style:justify-single-word="false" style:snap-to-layout-grid="false"/>
      <style:text-properties fo:font-size="11pt" style:font-size-asian="11pt"/>
    </style:style>
    <style:style style:name="P14" style:family="paragraph" style:parent-style-name="Standard">
      <style:paragraph-properties style:line-height-at-least="0.423cm" fo:text-align="justify" style:justify-single-word="false" fo:orphans="0" fo:widows="0"/>
    </style:style>
    <style:style style:name="P15" style:family="paragraph" style:parent-style-name="Standard">
      <style:paragraph-properties style:line-height-at-least="0.423cm" fo:text-align="justify" style:justify-single-word="false" fo:orphans="0" fo:widows="0" style:snap-to-layout-grid="false"/>
    </style:style>
    <style:style style:name="P1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7" style:family="paragraph" style:parent-style-name="Standard">
      <style:paragraph-properties fo:margin-left="0cm" fo:margin-right="0cm" style:line-height-at-least="0.423cm" fo:text-align="justify" style:justify-single-word="false" fo:orphans="0" fo:widows="0" fo:text-indent="1.249cm" style:auto-text-indent="false"/>
      <style:text-properties fo:font-size="12pt" style:font-size-asian="12pt"/>
    </style:style>
    <style:style style:name="P18" style:family="paragraph" style:parent-style-name="Heading_20_1"/>
    <style:style style:name="P19" style:family="paragraph" style:parent-style-name="Standard">
      <style:paragraph-properties style:snap-to-layout-grid="false"/>
      <style:text-properties fo:font-size="11pt" fo:font-weight="bold" officeooo:rsid="0010abfb" officeooo:paragraph-rsid="0010abfb" style:font-size-asian="11pt" style:font-weight-asian="bold"/>
    </style:style>
    <style:style style:name="P20" style:family="paragraph" style:parent-style-name="Standard" style:master-page-name="First_20_Page">
      <style:paragraph-properties style:page-number="auto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fo:font-weight="bold" fo:background-color="#ff3333" style:font-size-asian="11pt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officeooo:rsid="0010abfb" style:font-size-asian="12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4.023cm" draw:visible-area-height="5.794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Standard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7">Protocollo n.</text:p>
          </table:table-cell>
          <table:table-cell table:style-name="Tabella1.A1" office:value-type="string">
            <text:p text:style-name="P8">Savona,</text:p>
          </table:table-cell>
        </table:table-row>
      </table:table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2"/>
          </table:table-cell>
          <table:table-cell table:style-name="Tabella2.A1" office:value-type="string">
            <text:p text:style-name="P13"/>
          </table:table-cell>
          <table:table-cell table:style-name="Tabella2.A1" office:value-type="string">
            <text:p text:style-name="P19">Al [concessionari.nominativo;block=tbs:row;]<text:line-break/>[concessionari.indirizzo]<text:line-break/>[concessionari.cap] [concessionari.comune] ([concessionari.provincia])<text:line-break/></text:p>
          </table:table-cell>
        </table:table-row>
      </table:table>
      <text:p text:style-name="P9"/>
      <text:p text:style-name="Standard"/>
      <text:p text:style-name="P9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1">Oggetto :</text:p>
          </table:table-cell>
          <table:table-cell table:style-name="Tabella3.A1" office:value-type="string">
            <text:p text:style-name="P15"><text:span text:style-name="T3">Scadenza Permesso di costruire n° </text:span><text:span text:style-name="T4">[numero_titolo]</text:span><text:span text:style-name="T3"> relativo a: </text:span><text:span text:style-name="T4">[oggetto]</text:span><text:span text:style-name="T3"> in </text:span><text:span text:style-name="T4">[ubicazione]</text:span><text:span text:style-name="T3">.</text:span></text:p>
          </table:table-cell>
        </table:table-row>
      </table:table>
      <text:p text:style-name="P16"/>
      <text:p text:style-name="P10"><text:s text:c="14"/></text:p>
      <text:p text:style-name="P10"/>
      <text:p text:style-name="P14"><text:span text:style-name="T3"><text:tab/>In riferimento all’oggetto Le ricordo che il giorno </text:span><text:span text:style-name="T4">[scadenza_fl]</text:span><text:span text:style-name="T3"> scadrà il termine previsto per l’ultimazione dei lavori di cui al permesso di costruire sopra menzionato.</text:span></text:p>
      <text:p text:style-name="P10"><text:tab/>Nel caso in cui, a questa data, i lavori non fossero stati ancora ultimati, l’attività dovrà essere sospesa.</text:p>
      <text:p text:style-name="P17">Per l’ultimazione delle opere dovrà essere ottenuto nuovo titolo abilitativo, ai sensi del D.P.R. 380/01, per la parte non ancora completata.</text:p>
      <text:p text:style-name="P10"><text:tab/>Distinti saluti.</text:p>
      <text:p text:style-name="P10"/>
      <text:p text:style-name="P10"><text:s text:c="108"/>Il Responsabile del Servizio</text:p>
      <text:p text:style-name="P10"><text:s text:c="115"/>Geom. Ivo Maffioli</text:p>
      <text:p text:style-name="P16"/>
      <text:p text:style-name="P9">Istruttore amministrativo</text:p>
      <text:p text:style-name="P9"><text:s text:c="5"/>Danila Longagn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fo:font-style="italic" style:font-size-asian="14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9cm" table:align="left" style:writing-mode="lr-tb"/>
    </style:style>
    <style:style style:name="Tabella4.A" style:family="table-column">
      <style:table-column-properties style:column-width="1.501cm"/>
    </style:style>
    <style:style style:name="Tabella4.B" style:family="table-column">
      <style:table-column-properties style:column-width="6.75cm"/>
    </style:style>
    <style:style style:name="Tabella4.C" style:family="table-column">
      <style:table-column-properties style:column-width="3.283cm"/>
    </style:style>
    <style:style style:name="Tabella4.D" style:family="table-column">
      <style:table-column-properties style:column-width="5.495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la4.B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la4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.B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a4.D3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MP1" style:family="paragraph" style:parent-style-name="Footer">
      <style:text-properties style:font-name="Zurich XBlk BT" fo:font-size="8pt" style:font-size-asian="8pt"/>
    </style:style>
    <style:style style:name="MP2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/>
    </style:style>
    <style:style style:name="M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MP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6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4.023cm" draw:visible-area-height="5.794cm"/>
    </style:style>
    <style:page-layout style:name="Mpm1">
      <style:page-layout-properties fo:page-width="21.001cm" fo:page-height="29.7cm" style:num-format="1" style:print-orientation="portrait" fo:margin-top="2.501cm" fo:margin-bottom="1.27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ext:p text:style-name="MP1">Comune di Savona<text:tab/><text:tab/>Settore Urbanistica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Cornice1" text:anchor-type="char" svg:x="2.316cm" svg:y="0.275cm" svg:width="14.734cm" svg:height="3.558cm" draw:z-index="1"><draw:text-box><text:p text:style-name="MP2">Comune di Savona</text:p><text:p text:style-name="MP3">Settore Pianificazione territoriale</text:p><text:h text:style-name="Heading_20_1" text:outline-level="1">Sportello unico per l’edilizia</text:h></draw:text-box></draw:frame><draw:frame draw:style-name="Mfr2" draw:name="Oggetto1" text:anchor-type="as-char" svg:width="2.171cm" svg:height="3.071cm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office:value-type="string">
              <text:p text:style-name="MP4">Struttura:</text:p>
            </table:table-cell>
            <table:table-cell table:style-name="Tabella4.B1" office:value-type="string">
              <text:p text:style-name="MP4">Servizio Edilizia Privata – U.O. Controlli Edilizi</text:p>
            </table:table-cell>
            <table:table-cell table:style-name="Tabella4.B1" office:value-type="string">
              <text:p text:style-name="MP4"/>
            </table:table-cell>
            <table:table-cell table:style-name="Tabella4.D1" office:value-type="string">
              <text:p text:style-name="MP4"/>
            </table:table-cell>
          </table:table-row>
          <table:table-row table:style-name="Tabella4.1">
            <table:table-cell table:style-name="Tabella4.A2" office:value-type="string">
              <text:p text:style-name="MP5"/>
            </table:table-cell>
            <table:table-cell table:style-name="Tabella4.B2" office:value-type="string">
              <text:p text:style-name="MP4">corso Italia 19 <text:s text:c="3"/>- <text:s text:c="3"/>17100 Savona</text:p>
            </table:table-cell>
            <table:table-cell table:style-name="Tabella4.B2" office:value-type="string">
              <text:p text:style-name="MP4">Resp. procedimento</text:p>
            </table:table-cell>
            <table:table-cell table:style-name="Tabella4.D2" office:value-type="string">
              <text:p text:style-name="MP4">Geom. Marco Cerruti</text:p>
            </table:table-cell>
          </table:table-row>
          <table:table-row table:style-name="Tabella4.1">
            <table:table-cell table:style-name="Tabella4.A3" office:value-type="string">
              <text:p text:style-name="MP5"/>
            </table:table-cell>
            <table:table-cell table:style-name="Tabella4.B3" office:value-type="string">
              <text:p text:style-name="MP4">tel. 019-8310615</text:p>
              <text:p text:style-name="MP6">telefax 019-8310356</text:p>
            </table:table-cell>
            <table:table-cell table:style-name="Tabella4.B3" office:value-type="string">
              <text:p text:style-name="MP4">Orario:</text:p>
            </table:table-cell>
            <table:table-cell table:style-name="Tabella4.D3" office:value-type="string">
              <text:p text:style-name="MP4">martedì e giovedì ore 10:00 - 12:30</text:p>
              <text:p text:style-name="MP6"><text:s text:c="9"/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jhgj lkò</meta:initial-creator>
    <meta:creation-date>2013-12-05T11:52:53.13</meta:creation-date>
    <dc:date>2014-01-29T09:19:25.507000000</dc:date>
    <meta:print-date>2003-07-18T11:07:00</meta:print-date>
    <meta:editing-cycles>4</meta:editing-cycles>
    <meta:editing-duration>PT4M55S</meta:editing-duration>
    <meta:generator>LibreOffice/4.1.3.2$Windows_x86 LibreOffice_project/70feb7d99726f064edab4605a8ab840c50ec57a</meta:generator>
    <meta:document-statistic meta:table-count="4" meta:image-count="0" meta:object-count="1" meta:page-count="1" meta:paragraph-count="29" meta:word-count="144" meta:character-count="1363" meta:non-whitespace-character-count="982"/>
  </office:meta>
</office:document-meta>
</file>